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D00000129E2D9866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c5000b" draw:textarea-horizontal-align="justify" draw:textarea-vertical-align="middle" draw:auto-grow-height="false" fo:min-height="0cm" fo:min-width="0.271cm"/>
    </style:style>
    <style:style style:name="gr3" style:family="graphic" style:parent-style-name="standard">
      <style:graphic-properties draw:stroke="solid" svg:stroke-width="0.003cm" svg:stroke-color="#ffffff" draw:marker-start-width="0.204cm" draw:marker-end-width="0.204cm" draw:fill-color="#0084d1" draw:textarea-horizontal-align="justify" draw:textarea-vertical-align="middle" draw:auto-grow-height="false" fo:min-height="0cm" fo:min-width="0cm" fo:padding-top="0.126cm" fo:padding-bottom="0.126cm" fo:padding-left="0.251cm" fo:padding-right="0.251cm"/>
    </style:style>
    <style:style style:name="gr4" style:family="graphic" style:parent-style-name="objectwithoutfill">
      <style:graphic-properties draw:stroke="dash" draw:stroke-dash="Fine_20_Dashed" svg:stroke-width="0.01cm" svg:stroke-color="#ff9900" draw:marker-start-width="0.215cm" draw:marker-end-width="0.215cm" draw:fill="none" draw:textarea-vertical-align="middle" fo:padding-top="0.13cm" fo:padding-bottom="0.13cm" fo:padding-left="0.255cm" fo:padding-right="0.2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c5000b"/>
      <style:paragraph-properties fo:text-align="center"/>
    </style:style>
    <style:style style:name="P3" style:family="paragraph">
      <loext:graphic-properties draw:fill-color="#0084d1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0.755cm" svg:height="0.542cm" svg:x="13.199cm" svg:y="10.219cm">
          <draw:image xlink:href="Pictures/100000000000019D00000129E2D98669.png" xlink:type="simple" xlink:show="embed" xlink:actuate="onLoad">
            <text:p/>
          </draw:image>
        </draw:frame>
        <draw:g>
          <draw:custom-shape draw:style-name="gr2" draw:text-style-name="P2" draw:layer="layout" svg:width="0.771cm" svg:height="0.14cm" svg:x="14.569cm" svg:y="10.596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3" draw:layer="layout" svg:width="0.534cm" svg:height="0.136cm" svg:x="14.685cm" svg:y="10.5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4" draw:text-style-name="P1" draw:layer="layout" svg:width="1.102cm" svg:height="0.748cm" draw:transform="skewX (0.193557014046171) rotate (0.358839694210034) translate (13.9128895732719cm 10.2911009826521cm)" svg:viewBox="0 0 1103 749" svg:d="M0 0c834 0 1103 749 1103 749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5T17:30:43.705627000</meta:creation-date>
    <dc:date>2016-07-25T19:46:31.483764000</dc:date>
    <meta:editing-duration>PT15M21S</meta:editing-duration>
    <meta:editing-cycles>2</meta:editing-cycles>
    <meta:generator>LibreOffice/4.4.0.3$MacOSX_X86_64 LibreOffice_project/de093506bcdc5fafd9023ee680b8c60e3e0645d7</meta:generator>
    <meta:document-statistic meta:object-count="5"/>
  </office:meta>
</office:document-meta>
</file>